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Analyzer.equals( Object o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StringReader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Tokenizer.isTokenChar( char c , boolean isLe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nalyzer.hash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Analyzer.tokenStream( String fieldName ,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ternAnalyzer.toString( Reader in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astStringTokenizer.next( final Token reusable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ternTokenizer.next( final Token reusable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stStringTokenizer.isStopWord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okenizer.PatternTokenizer( String str , Pattern pattern , boolean toLow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Analyzer.eq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nalyzer.eqPattern( Pattern p1 , Pattern 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Analyzer.tokenStream( String fieldName ,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stStringTokenizer.FastStringTokenizer( String str , boolean isLetter , boolean toLowerCase ,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Analyzer.PatternAnalyzer( Pattern pattern , boolean toLowerCase , Set stopWor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Analyzer.makeStopSet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StringReader.FastStringR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